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EventListenerTests.afterCommitWithTransactionalComponentListenerProxiedVia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llbackExecutionTestListener.handleAfterCommi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after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llbackExecutionTestListener.handleAfterRollback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TestBean( ApplicationEventPublisher event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CommitTestListener.handleBeforeCommi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doLoad( Class &lt; ? &gt; ...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lEventListenerTests.no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EventListenerTests.beforeCommit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conditionFoundOn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lComponentTestListener.handleAfterCommi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mediateTestListener.handleImmediately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.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CommitMetaAnnotationTestListener.handleAfterCommi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load( Class &lt; ? &gt; ... 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EventListenerTests.transactionDemarcationWithRequiredPropa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Collector.assertTotalEventsCount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llbackExecutionTestListener.handleBeforeCommi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ollector.getEvents( String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transactionDemarcationWithSupportsPropagationAnd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lEventListenerTests.beforeCommit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actionalEventListenerTests.afterCompletion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Collector.assertNoEventReceived( String ... pha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alEventListenerTests.before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ventCollector.assertEvents( String phase , Object ...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Configuration.eventCol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TransactionalTestListener.handleEvent( String phase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EventListenerTests.regula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fterCompletionTestListener.handleAfterComple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immediatelyImpactsCurren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alEventListenerTests.noTransactionWithFallback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Collector.addEvent( String phase ,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CompletionExplicitTestListener.handleAfterRollback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TransactionSynchronization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conditionFoundOnTransactional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alEventListenerTests.immediat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alEventListenerTests.afterCommit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alEventListenerTests.transactionDemarcationWithNotSupportedPropa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terCompletionExplicitTestListener.handleAfterCommi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ExecutionTestListener.handleAfterComple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TransactionSynchronization.EventTransactionSynchronization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Configuration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Configuration.transaction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transactionDemarcationWithSupportsPropagationAndNo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lEventListenerTests.after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Configuration.testBean( ApplicationEventPublisher event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EventListenerTests.afterCompleti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alEventListenerTests.getEventCol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